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64.93mm"/>
    </style:style>
    <style:style style:name="co2" style:family="table-column">
      <style:table-column-properties fo:break-before="auto" style:column-width="41.72mm"/>
    </style:style>
    <style:style style:name="co3" style:family="table-column">
      <style:table-column-properties fo:break-before="auto" style:column-width="32.35mm"/>
    </style:style>
    <style:style style:name="co4" style:family="table-column">
      <style:table-column-properties fo:break-before="auto" style:column-width="39.0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6"/>
    <style:style style:name="ce3" style:family="table-cell" style:parent-style-name="Default" style:data-style-name="N116">
      <style:text-properties fo:font-weight="bold" style:font-weight-asian="bold" style:font-weight-complex="bold"/>
    </style:style>
    <style:style style:name="ce4" style:family="table-cell" style:parent-style-name="Default">
      <style:text-properties fo:color="#ff0000" fo:font-weight="bold" style:font-weight-asian="bold" style:font-weight-complex="bold"/>
    </style:style>
    <style:style style:name="ce5" style:family="table-cell" style:parent-style-name="Default">
      <style:text-properties fo:color="#ff0000"/>
    </style:style>
    <style:style style:name="ce6" style:family="table-cell" style:parent-style-name="Default" style:data-style-name="N2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ingredient</text:p>
          </table:table-cell>
          <table:table-cell office:value-type="string" calcext:value-type="string">
            <text:p>molecular weight (g/mol)</text:p>
          </table:table-cell>
          <table:table-cell office:value-type="string" calcext:value-type="string">
            <text:p>concentration (g/L)</text:p>
          </table:table-cell>
          <table:table-cell office:value-type="string" calcext:value-type="string">
            <text:p>concentration (mmol/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ucose</text:p>
          </table:table-cell>
          <table:table-cell office:value-type="float" office:value="180.1559" calcext:value-type="float">
            <text:p>180.1559</text:p>
          </table:table-cell>
          <table:table-cell office:value-type="float" office:value="11.9" calcext:value-type="float">
            <text:p>11.9</text:p>
          </table:table-cell>
          <table:table-cell table:style-name="ce2" table:formula="of:=1000*[.C2]/[.B2]" office:value-type="float" office:value="66.0539010934419" calcext:value-type="float">
            <text:p>66.0539</text:p>
          </table:table-cell>
          <table:table-cell/>
          <table:table-cell table:style-name="ce6"/>
        </table:table-row>
        <table:table-row table:style-name="ro1">
          <table:table-cell office:value-type="string" calcext:value-type="string">
            <text:p>ammonium sulfate</text:p>
          </table:table-cell>
          <table:table-cell office:value-type="float" office:value="132.1395" calcext:value-type="float">
            <text:p>132.1395</text:p>
          </table:table-cell>
          <table:table-cell office:value-type="float" office:value="2" calcext:value-type="float">
            <text:p>2</text:p>
          </table:table-cell>
          <table:table-cell table:style-name="ce2" table:formula="of:=1000*[.C3]/[.B3]" office:value-type="float" office:value="15.1355196591481" calcext:value-type="float">
            <text:p>15.13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potassium phosphate</text:p>
          </table:table-cell>
          <table:table-cell office:value-type="float" office:value="174.1759" calcext:value-type="float">
            <text:p>174.1759</text:p>
          </table:table-cell>
          <table:table-cell office:value-type="float" office:value="14.6" calcext:value-type="float">
            <text:p>14.6</text:p>
          </table:table-cell>
          <table:table-cell table:style-name="ce2" table:formula="of:=1000*[.C4]/[.B4]" office:value-type="float" office:value="83.8233073576769" calcext:value-type="float">
            <text:p>83.82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dium hydrogen phosphate (hydrated)</text:p>
          </table:table-cell>
          <table:table-cell office:value-type="float" office:value="156.0076" calcext:value-type="float">
            <text:p>156.0076</text:p>
          </table:table-cell>
          <table:table-cell office:value-type="float" office:value="3.6" calcext:value-type="float">
            <text:p>3.6</text:p>
          </table:table-cell>
          <table:table-cell table:style-name="ce2" table:formula="of:=1000*[.C5]/[.B5]" office:value-type="float" office:value="23.075798871337" calcext:value-type="float">
            <text:p>23.07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monium hydrogen citrate</text:p>
          </table:table-cell>
          <table:table-cell office:value-type="float" office:value="226.181" calcext:value-type="float">
            <text:p>226.181</text:p>
          </table:table-cell>
          <table:table-cell office:value-type="float" office:value="0.5" calcext:value-type="float">
            <text:p>0.5</text:p>
          </table:table-cell>
          <table:table-cell table:style-name="ce2" table:formula="of:=1000*[.C6]/[.B6]" office:value-type="float" office:value="2.21061892908777" calcext:value-type="float">
            <text:p>2.21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nesium sulfate</text:p>
          </table:table-cell>
          <table:table-cell office:value-type="float" office:value="120.3676" calcext:value-type="float">
            <text:p>120.3676</text:p>
          </table:table-cell>
          <table:table-cell office:value-type="float" office:value="0.24" calcext:value-type="float">
            <text:p>0.24</text:p>
          </table:table-cell>
          <table:table-cell table:style-name="ce2" table:formula="of:=1000*[.C7]/[.B7]" office:value-type="float" office:value="1.99389204403843" calcext:value-type="float">
            <text:p>1.99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cium chloride (hydrated)</text:p>
          </table:table-cell>
          <table:table-cell office:value-type="float" office:value="147.0146" calcext:value-type="float">
            <text:p>147.0146</text:p>
          </table:table-cell>
          <table:table-cell table:formula="of:=1*0.001" office:value-type="float" office:value="0.001" calcext:value-type="float">
            <text:p>0.001</text:p>
          </table:table-cell>
          <table:table-cell table:style-name="ce2" table:formula="of:=1000*[.C8]/[.B8]" office:value-type="float" office:value="0.00680204551112611" calcext:value-type="float">
            <text:p>0.00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on (III) chloride</text:p>
          </table:table-cell>
          <table:table-cell office:value-type="float" office:value="162.204" calcext:value-type="float">
            <text:p>162.204</text:p>
          </table:table-cell>
          <table:table-cell table:formula="of:=20.06*0.001" office:value-type="float" office:value="0.02006" calcext:value-type="float">
            <text:p>0.02006</text:p>
          </table:table-cell>
          <table:table-cell table:style-name="ce2" table:formula="of:=1000*[.C9]/[.B9]" office:value-type="float" office:value="0.123671426105398" calcext:value-type="float">
            <text:p>0.12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c sulfate (hydrated)</text:p>
          </table:table-cell>
          <table:table-cell office:value-type="float" office:value="287.5496" calcext:value-type="float">
            <text:p>287.5496</text:p>
          </table:table-cell>
          <table:table-cell table:formula="of:=0.36*0.001" office:value-type="float" office:value="0.00036" calcext:value-type="float">
            <text:p>0.00036</text:p>
          </table:table-cell>
          <table:table-cell table:style-name="ce2" table:formula="of:=1000*[.C10]/[.B10]" office:value-type="float" office:value="0.00125195792308527" calcext:value-type="float">
            <text:p>0.00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pper sulfate (hydrated)</text:p>
          </table:table-cell>
          <table:table-cell office:value-type="float" office:value="249.685" calcext:value-type="float">
            <text:p>249.685</text:p>
          </table:table-cell>
          <table:table-cell table:formula="of:=0.32*0.001" office:value-type="float" office:value="0.00032" calcext:value-type="float">
            <text:p>0.00032</text:p>
          </table:table-cell>
          <table:table-cell table:style-name="ce2" table:formula="of:=1000*[.C11]/[.B11]" office:value-type="float" office:value="0.00128161483469171" calcext:value-type="float">
            <text:p>0.00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ganese (II) sulfate (hydrated)</text:p>
          </table:table-cell>
          <table:table-cell office:value-type="float" office:value="169.0159" calcext:value-type="float">
            <text:p>169.0159</text:p>
          </table:table-cell>
          <table:table-cell table:formula="of:=0.3*0.001" office:value-type="float" office:value="0.0003" calcext:value-type="float">
            <text:p>0.0003</text:p>
          </table:table-cell>
          <table:table-cell table:style-name="ce2" table:formula="of:=1000*[.C12]/[.B12]" office:value-type="float" office:value="0.00177498093374647" calcext:value-type="float">
            <text:p>0.0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balt (II) chloride (hydrated)</text:p>
          </table:table-cell>
          <table:table-cell office:value-type="float" office:value="237.9309" calcext:value-type="float">
            <text:p>237.9309</text:p>
          </table:table-cell>
          <table:table-cell table:formula="of:=0.36*0.001" office:value-type="float" office:value="0.00036" calcext:value-type="float">
            <text:p>0.00036</text:p>
          </table:table-cell>
          <table:table-cell table:style-name="ce2" table:formula="of:=1000*[.C13]/[.B13]" office:value-type="float" office:value="0.00151304433345984" calcext:value-type="float">
            <text:p>0.00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2EDTA.2H2O</text:p>
          </table:table-cell>
          <table:table-cell office:value-type="float" office:value="372.24" calcext:value-type="float">
            <text:p>372.24</text:p>
          </table:table-cell>
          <table:table-cell table:formula="of:=44.6*0.001" office:value-type="float" office:value="0.0446" calcext:value-type="float">
            <text:p>0.0446</text:p>
          </table:table-cell>
          <table:table-cell table:style-name="ce2" table:formula="of:=1000*[.C14]/[.B14]" office:value-type="float" office:value="0.119815173006662" calcext:value-type="float">
            <text:p>0.1198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lucose</text:p>
          </table:table-cell>
          <table:table-cell table:style-name="ce2" table:formula="of:=[.D2]" office:value-type="float" office:value="66.0539010934419" calcext:value-type="float">
            <text:p>66.0539</text:p>
          </table:table-cell>
          <table:table-cell table:style-name="ce4" table:formula="of:=(-0.23/[.$B$16])*[.B16]" office:value-type="float" office:value="-0.23" calcext:value-type="float">
            <text:p>-0.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H4+</text:p>
          </table:table-cell>
          <table:table-cell table:style-name="ce2" table:formula="of:=2*[.D3]+2*[.D6]" office:value-type="float" office:value="34.6922771764717" calcext:value-type="float">
            <text:p>34.6923</text:p>
          </table:table-cell>
          <table:table-cell table:style-name="ce5" table:formula="of:=(-0.23/[.$B$16])*[.B17]" office:value-type="float" office:value="-0.120798675301567" calcext:value-type="float">
            <text:p>-0.12079867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4 2-</text:p>
          </table:table-cell>
          <table:table-cell table:style-name="ce2" table:formula="of:=[.D3]+[.D7]+[.D10]+[.D11]+[.D12]" office:value-type="float" office:value="17.133720256878" calcext:value-type="float">
            <text:p>17.1337</text:p>
          </table:table-cell>
          <table:table-cell table:style-name="ce5" table:formula="of:=(-0.23/[.$B$16])*[.B18]" office:value-type="float" office:value="-0.0596596960035296" calcext:value-type="float">
            <text:p>-0.0596596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+</text:p>
          </table:table-cell>
          <table:table-cell table:style-name="ce2" table:formula="of:=2*[.D4]" office:value-type="float" office:value="167.646614715354" calcext:value-type="float">
            <text:p>167.6466</text:p>
          </table:table-cell>
          <table:table-cell table:style-name="ce5" table:formula="of:=(-0.23/[.$B$16])*[.B19]" office:value-type="float" office:value="-0.583746315452059" calcext:value-type="float">
            <text:p>-0.583746315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PO4 2-</text:p>
          </table:table-cell>
          <table:table-cell table:style-name="ce3" table:formula="of:=[.D4]" office:value-type="float" office:value="83.8233073576769" calcext:value-type="float">
            <text:p>83.8233</text:p>
          </table:table-cell>
          <table:table-cell table:style-name="ce5" table:formula="of:=(-0.23/[.$B$16])*[.B20]" office:value-type="float" office:value="-0.291873157726029" calcext:value-type="float">
            <text:p>-0.291873157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2PO4 -</text:p>
          </table:table-cell>
          <table:table-cell table:style-name="ce3" table:formula="of:=[.D5]" office:value-type="float" office:value="23.075798871337" calcext:value-type="float">
            <text:p>23.0758</text:p>
          </table:table-cell>
          <table:table-cell table:style-name="ce5" table:formula="of:=(-0.23/[.$B$16])*[.B21]" office:value-type="float" office:value="-0.080350042201133" calcext:value-type="float">
            <text:p>-0.08035004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citrate</text:p>
          </table:table-cell>
          <table:table-cell table:style-name="ce2" table:formula="of:=[.D6]" office:value-type="float" office:value="2.21061892908777" calcext:value-type="float">
            <text:p>2.2106</text:p>
          </table:table-cell>
          <table:table-cell table:style-name="ce5" table:formula="of:=(-0.23/[.$B$16])*[.B22]" office:value-type="float" office:value="-0.0076973856997625" calcext:value-type="float">
            <text:p>-0.00769738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g2+</text:p>
          </table:table-cell>
          <table:table-cell table:style-name="ce2" table:formula="of:=[.D7]" office:value-type="float" office:value="1.99389204403843" calcext:value-type="float">
            <text:p>1.9939</text:p>
          </table:table-cell>
          <table:table-cell table:style-name="ce5" table:formula="of:=(-0.23/[.$B$16])*[.B23]" office:value-type="float" office:value="-0.00694274164791715" calcext:value-type="float">
            <text:p>-0.00694274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2+</text:p>
          </table:table-cell>
          <table:table-cell table:style-name="ce2" table:formula="of:=[.D8]" office:value-type="float" office:value="0.00680204551112611" calcext:value-type="float">
            <text:p>0.0068</text:p>
          </table:table-cell>
          <table:table-cell table:style-name="ce5" table:formula="of:=(-0.23/[.$B$16])*[.B24]" office:value-type="float" office:value="-0.0000236847550509675" calcext:value-type="float">
            <text:p>-2.36847550509675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-</text:p>
          </table:table-cell>
          <table:table-cell table:style-name="ce2" table:formula="of:=2*[.D8]+3*[.D9]+2*[.D13]" office:value-type="float" office:value="0.387644458005366" calcext:value-type="float">
            <text:p>0.3876</text:p>
          </table:table-cell>
          <table:table-cell table:style-name="ce5" table:formula="of:=(-0.23/[.$B$16])*[.B25]" office:value-type="float" office:value="-0.00134977985955906" calcext:value-type="float">
            <text:p>-0.00134977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3+</text:p>
          </table:table-cell>
          <table:table-cell table:style-name="ce2" table:formula="of:=[.D9]" office:value-type="float" office:value="0.123671426105398" calcext:value-type="float">
            <text:p>0.1237</text:p>
          </table:table-cell>
          <table:table-cell table:style-name="ce5" table:formula="of:=(-0.23/[.$B$16])*[.B26]" office:value-type="float" office:value="-0.000430624498074735" calcext:value-type="float">
            <text:p>-0.0004306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n2+</text:p>
          </table:table-cell>
          <table:table-cell table:style-name="ce2" table:formula="of:=[.D10]" office:value-type="float" office:value="0.00125195792308527" calcext:value-type="float">
            <text:p>0.0013</text:p>
          </table:table-cell>
          <table:table-cell table:style-name="ce5" table:formula="of:=(-0.23/[.$B$16])*[.B27]" office:value-type="float" office:value="-0.00000435932348495615" calcext:value-type="float">
            <text:p>-4.35932348495615E-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2+</text:p>
          </table:table-cell>
          <table:table-cell table:style-name="ce2" table:formula="of:=[.D11]" office:value-type="float" office:value="0.00128161483469171" calcext:value-type="float">
            <text:p>0.0013</text:p>
          </table:table-cell>
          <table:table-cell table:style-name="ce5" table:formula="of:=(-0.23/[.$B$16])*[.B28]" office:value-type="float" office:value="-0.0000044625889932239" calcext:value-type="float">
            <text:p>-4.4625889932239E-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n2+</text:p>
          </table:table-cell>
          <table:table-cell table:style-name="ce2" table:formula="of:=[.D12]" office:value-type="float" office:value="0.00177498093374647" calcext:value-type="float">
            <text:p>0.0018</text:p>
          </table:table-cell>
          <table:table-cell table:style-name="ce5" table:formula="of:=(-0.23/[.$B$16])*[.B29]" office:value-type="float" office:value="-0.00000618049211331472" calcext:value-type="float">
            <text:p>-6.18049211331472E-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2+</text:p>
          </table:table-cell>
          <table:table-cell table:style-name="ce2" table:formula="of:=[.D13]" office:value-type="float" office:value="0.00151304433345984" calcext:value-type="float">
            <text:p>0.0015</text:p>
          </table:table-cell>
          <table:table-cell table:style-name="ce5" table:formula="of:=(-0.23/[.$B$16])*[.B30]" office:value-type="float" office:value="-0.00000526842761646238" calcext:value-type="float">
            <text:p>-5.26842761646238E-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TA</text:p>
          </table:table-cell>
          <table:table-cell table:style-name="ce2" table:formula="of:=[.D14]" office:value-type="float" office:value="0.119815173006662" calcext:value-type="float">
            <text:p>0.1198</text:p>
          </table:table-cell>
          <table:table-cell table:style-name="ce5" table:formula="of:=(-0.23/[.$B$16])*[.B31]" office:value-type="float" office:value="-0.000417197006313809" calcext:value-type="float">
            <text:p>-0.0004171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+</text:p>
          </table:table-cell>
          <table:table-cell table:formula="of:=[.D5]+2*[.D14]" office:value-type="float" office:value="23.3154292173504" calcext:value-type="float">
            <text:p>23.3154292174</text:p>
          </table:table-cell>
          <table:table-cell table:style-name="ce5" table:formula="of:=(-0.23/[.$B$16])*[.B32]" office:value-type="float" office:value="-0.0811844362137606" calcext:value-type="float">
            <text:p>-0.081184436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"/>
          <table:table-cell table:number-columns-repeated="3"/>
        </table:table-row>
        <table:table-row table:style-name="ro1">
          <table:table-cell table:style-name="ce1" office:value-type="string" calcext:value-type="string">
            <text:p>phosphates</text:p>
          </table:table-cell>
          <table:table-cell table:style-name="ce3" table:formula="of:=[.B20]+[.B21]" office:value-type="float" office:value="106.899106229014" calcext:value-type="float">
            <text:p>106.8991</text:p>
          </table:table-cell>
          <table:table-cell table:style-name="ce5" table:formula="of:=(-0.23/[.$B$16])*[.B34]" office:value-type="float" office:value="-0.372223199927162" calcext:value-type="float">
            <text:p>-0.3722231999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ote about phosphates: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plying above concentrations with pKa leads to negligible changes in the concentratio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f the two species. Resulting pH is 6.64, but I don’t think this is very releva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organic phosphates usually exist as HPO4 2- and H2PO4- in physiological conditions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">
      <number:number number:decimal-places="9" loext:min-decimal-places="9" number:min-integer-digits="1"/>
    </number:number-style>
    <number:number-style style:name="N112">
      <number:number number:decimal-places="8" loext:min-decimal-places="8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5" loext:min-decimal-places="5" number:min-integer-digits="1"/>
    </number:number-style>
    <number:number-style style:name="N116">
      <number:number number:decimal-places="4" loext:min-decimal-places="4" number:min-integer-digits="1"/>
    </number:number-style>
    <number:number-style style:name="N117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2T12:14:02.226339448</meta:creation-date>
    <dc:date>2018-08-02T14:07:42.575113172</dc:date>
    <meta:editing-duration>PT34M58S</meta:editing-duration>
    <meta:editing-cycles>5</meta:editing-cycles>
    <meta:generator>LibreOffice/5.1.6.2$Linux_X86_64 LibreOffice_project/10m0$Build-2</meta:generator>
    <meta:document-statistic meta:table-count="1" meta:cell-count="114" meta:object-count="0"/>
  </office:meta>
</office:document-meta>
</file>